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147cm" fo:min-width="3.18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.095cm" fo:min-width="3.131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1c1c1c" draw:marker-start-width="0.279cm" draw:marker-end="Line_20_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textarea-horizontal-align="justify" draw:textarea-vertical-align="middle" draw:auto-grow-height="false" fo:min-height="12.398cm" fo:min-width="16.97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3.683cm" svg:height="1.397cm" svg:x="2.905cm" svg:y="4.55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683cm" svg:height="1.397cm" svg:x="9.905cm" svg:y="4.556cm">
          <text:p text:style-name="P1">Facad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683cm" svg:height="1.397cm" svg:x="1.905cm" svg:y="9.556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683cm" svg:height="1.397cm" svg:x="7.905cm" svg:y="9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683cm" svg:height="1.397cm" svg:x="13.905cm" svg:y="9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683cm" svg:height="1.397cm" svg:x="1.905cm" svg:y="18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683cm" svg:height="1.397cm" svg:x="7.905cm" svg:y="16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683cm" svg:height="1.397cm" svg:x="13.905cm" svg:y="18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83cm" svg:height="1.397cm" svg:x="4.905cm" svg:y="1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683cm" svg:height="1.397cm" svg:x="10.905cm" svg:y="13.556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588cm" svg:y1="19.254cm" svg:x2="7.905cm" svg:y2="17.254cm" draw:start-shape="id1" draw:start-glue-point="1" draw:end-shape="id2" draw:end-glue-point="3" svg:d="M5588 19254l2317-2000" svg:viewBox="0 0 2318 2001">
          <text:p/>
        </draw:connector>
        <draw:connector draw:style-name="gr3" draw:text-style-name="P3" draw:layer="layout" draw:type="line" svg:x1="6.746cm" svg:y1="14.953cm" svg:x2="7.905cm" svg:y2="17.254cm" draw:start-shape="id3" draw:start-glue-point="2" draw:end-shape="id2" draw:end-glue-point="3" svg:d="M6746 14953l1159 2301" svg:viewBox="0 0 1160 2302">
          <text:p/>
        </draw:connector>
        <draw:connector draw:style-name="gr3" draw:text-style-name="P3" draw:layer="layout" draw:type="line" svg:x1="3.746cm" svg:y1="18.556cm" svg:x2="6.746cm" svg:y2="14.953cm" draw:start-shape="id1" draw:start-glue-point="0" draw:end-shape="id3" draw:end-glue-point="2" svg:d="M3746 18556l3000-3603" svg:viewBox="0 0 3001 3604">
          <text:p/>
        </draw:connector>
        <draw:connector draw:style-name="gr3" draw:text-style-name="P3" draw:layer="layout" draw:type="line" svg:x1="3.746cm" svg:y1="10.953cm" svg:x2="6.746cm" svg:y2="13.556cm" draw:start-shape="id4" draw:start-glue-point="2" draw:end-shape="id3" draw:end-glue-point="0" svg:d="M3746 10953l3000 2603" svg:viewBox="0 0 3001 2604">
          <text:p/>
        </draw:connector>
        <draw:connector draw:style-name="gr3" draw:text-style-name="P3" draw:layer="layout" draw:type="line" svg:x1="9.746cm" svg:y1="10.953cm" svg:x2="6.746cm" svg:y2="13.556cm" draw:start-shape="id5" draw:start-glue-point="2" draw:end-shape="id3" draw:end-glue-point="0" svg:d="M9746 10953l-3000 2603" svg:viewBox="0 0 3001 2604">
          <text:p/>
        </draw:connector>
        <draw:connector draw:style-name="gr3" draw:text-style-name="P3" draw:layer="layout" draw:type="line" svg:x1="12.746cm" svg:y1="13.556cm" svg:x2="15.746cm" svg:y2="10.953cm" draw:start-shape="id6" draw:start-glue-point="0" draw:end-shape="id7" draw:end-glue-point="2" svg:d="M12746 13556l3000-2603" svg:viewBox="0 0 3001 2604">
          <text:p/>
        </draw:connector>
        <draw:connector draw:style-name="gr3" draw:text-style-name="P3" draw:layer="layout" draw:type="line" svg:x1="10.905cm" svg:y1="14.254cm" svg:x2="8.588cm" svg:y2="14.254cm" draw:start-shape="id6" draw:start-glue-point="3" draw:end-shape="id3" draw:end-glue-point="1" svg:d="M10905 14254h-2317" svg:viewBox="0 0 2318 1">
          <text:p/>
        </draw:connector>
        <draw:connector draw:style-name="gr3" draw:text-style-name="P3" draw:layer="layout" draw:type="line" svg:x1="12.746cm" svg:y1="14.953cm" svg:x2="11.588cm" svg:y2="17.254cm" draw:start-shape="id6" draw:start-glue-point="2" draw:end-shape="id2" draw:end-glue-point="1" svg:d="M12746 14953l-1158 2301" svg:viewBox="0 0 1159 2302">
          <text:p/>
        </draw:connector>
        <draw:connector draw:style-name="gr3" draw:text-style-name="P3" draw:layer="layout" draw:type="line" svg:x1="13.905cm" svg:y1="19.254cm" svg:x2="11.588cm" svg:y2="17.254cm" draw:start-shape="id8" draw:start-glue-point="3" draw:end-shape="id2" draw:end-glue-point="1" svg:d="M13905 19254l-2317-2000" svg:viewBox="0 0 2318 2001">
          <text:p/>
        </draw:connector>
        <draw:connector draw:style-name="gr3" draw:text-style-name="P3" draw:layer="layout" draw:type="line" svg:x1="15.746cm" svg:y1="18.556cm" svg:x2="12.746cm" svg:y2="14.953cm" draw:start-shape="id8" draw:start-glue-point="0" draw:end-shape="id6" draw:end-glue-point="2" svg:d="M15746 18556l-3000-3603" svg:viewBox="0 0 3001 3604">
          <text:p/>
        </draw:connector>
        <draw:connector draw:style-name="gr3" draw:text-style-name="P3" draw:layer="layout" draw:type="line" svg:x1="11.746cm" svg:y1="5.953cm" svg:x2="3.746cm" svg:y2="9.556cm" draw:start-shape="id9" draw:start-glue-point="2" draw:end-shape="id4" draw:end-glue-point="0" svg:d="M11746 5953l-8000 3603" svg:viewBox="0 0 8001 3604">
          <text:p/>
        </draw:connector>
        <draw:connector draw:style-name="gr3" draw:text-style-name="P3" draw:layer="layout" draw:type="line" svg:x1="15.746cm" svg:y1="9.556cm" svg:x2="11.746cm" svg:y2="5.953cm" draw:start-shape="id7" draw:start-glue-point="0" draw:end-shape="id9" draw:end-glue-point="2" svg:d="M15746 9556l-4000-3603" svg:viewBox="0 0 4001 3604">
          <text:p/>
        </draw:connector>
        <draw:connector draw:style-name="gr3" draw:text-style-name="P3" draw:layer="layout" draw:type="line" svg:x1="9.746cm" svg:y1="9.556cm" svg:x2="11.746cm" svg:y2="5.953cm" draw:start-shape="id5" draw:start-glue-point="0" draw:end-shape="id9" draw:end-glue-point="2" svg:d="M9746 9556l2000-3603" svg:viewBox="0 0 2001 3604">
          <text:p/>
        </draw:connector>
        <draw:connector draw:style-name="gr4" draw:text-style-name="P3" draw:layer="layout" draw:type="line" svg:x1="6.588cm" svg:y1="5.254cm" svg:x2="9.905cm" svg:y2="5.254cm" draw:start-shape="id10" draw:start-glue-point="1" draw:end-shape="id9" draw:end-glue-point="3" svg:d="M6588 5254h3317" svg:viewBox="0 0 3318 1">
          <text:p/>
        </draw:connector>
        <draw:custom-shape draw:style-name="gr5" draw:text-style-name="P4" draw:layer="layout" svg:width="17.526cm" svg:height="12.7cm" svg:x="1cm" svg:y="7.8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5T01:36:56.912465874</meta:creation-date>
    <dc:date>2020-01-15T01:41:29.206749396</dc:date>
    <meta:editing-duration>PT4M33S</meta:editing-duration>
    <meta:editing-cycles>1</meta:editing-cycles>
    <meta:document-statistic meta:object-count="25"/>
    <meta:generator>LibreOffice/6.3.3.2$Linux_X86_64 LibreOffice_project/30$Build-2</meta:generator>
  </office:meta>
</office:document-meta>
</file>